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10000000107CDDEE9FA7A34AD2.gif" manifest:media-type="image/gif"/>
  <manifest:file-entry manifest:full-path="Pictures/100002000000000C0000000C23D4A14BCAECE00D.gif" manifest:media-type="image/gif"/>
  <manifest:file-entry manifest:full-path="Pictures/100002000000000A0000000A1A4A9F4EA5A2CDB6.gif" manifest:media-type="image/gif"/>
  <manifest:file-entry manifest:full-path="Pictures/100001E2000001970000013048E5CEE4BB8E0D4A.svg" manifest:media-type="image/svg+xml"/>
  <manifest:file-entry manifest:full-path="Pictures/1000034B0000018D0000018D7A0674744208F51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 fo:text-align="end" style:justify-single-word="false" fo:break-before="page" style:writing-mode="rl-tb"/>
      <style:text-properties style:font-name="Nazli" fo:font-size="13pt" style:font-size-asian="13pt" style:font-name-complex="Nazli" style:font-size-complex="13pt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Nazli" fo:font-size="13pt" style:font-size-asian="13pt" style:font-name-complex="Nazli" style:font-size-complex="13pt"/>
    </style:style>
    <style:style style:name="P4" style:family="paragraph" style:parent-style-name="Preformatted_20_Text" style:list-style-name="L1">
      <style:paragraph-properties fo:text-align="end" style:justify-single-word="false" style:writing-mode="rl-tb"/>
      <style:text-properties officeooo:paragraph-rsid="0020a937"/>
    </style:style>
    <style:style style:name="P5" style:family="paragraph" style:parent-style-name="Preformatted_20_Text" style:list-style-name="L2">
      <style:paragraph-properties fo:text-align="end" style:justify-single-word="false" style:writing-mode="rl-tb"/>
      <style:text-properties officeooo:paragraph-rsid="0020a937"/>
    </style:style>
    <style:style style:name="P6" style:family="paragraph" style:parent-style-name="Preformatted_20_Text" style:list-style-name="L4">
      <style:paragraph-properties fo:text-align="end" style:justify-single-word="false" style:writing-mode="rl-tb"/>
      <style:text-properties officeooo:paragraph-rsid="0022d24c"/>
    </style:style>
    <style:style style:name="P7" style:family="paragraph" style:parent-style-name="Preformatted_20_Text" style:list-style-name="L1">
      <style:paragraph-properties fo:text-align="end" style:justify-single-word="false" style:writing-mode="rl-tb"/>
      <style:text-properties fo:color="#069a2e" style:font-name="Nazli" fo:font-size="16pt" fo:font-weight="bold" officeooo:paragraph-rsid="001e2927" style:font-size-asian="16pt" style:font-weight-asian="bold" style:font-name-complex="Nazli" style:font-size-complex="16pt" style:font-weight-complex="bold"/>
    </style:style>
    <style:style style:name="P8" style:family="paragraph" style:parent-style-name="Preformatted_20_Text" style:list-style-name="L1">
      <style:paragraph-properties fo:text-align="end" style:justify-single-word="false" style:writing-mode="rl-tb"/>
      <style:text-properties fo:color="#069a2e" style:font-name="Nazli" fo:font-size="16pt" fo:font-weight="bold" officeooo:paragraph-rsid="001ec5cc" style:font-size-asian="16pt" style:font-weight-asian="bold" style:font-name-complex="Nazli" style:font-size-complex="16pt" style:font-weight-complex="bold"/>
    </style:style>
    <style:style style:name="P9" style:family="paragraph" style:parent-style-name="Preformatted_20_Text" style:list-style-name="L4">
      <style:paragraph-properties fo:text-align="end" style:justify-single-word="false" style:writing-mode="rl-tb"/>
      <style:text-properties fo:color="#069a2e" style:font-name="Nazli" fo:font-size="16pt" fo:font-weight="bold" officeooo:paragraph-rsid="00222129" style:font-size-asian="16pt" style:font-weight-asian="bold" style:font-name-complex="Nazli" style:font-size-complex="16pt" style:font-weight-complex="bold"/>
    </style:style>
    <style:style style:name="P10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3pt" officeooo:paragraph-rsid="001e2927" style:font-size-asian="13pt" style:font-name-complex="Nazli" style:font-size-complex="13pt"/>
    </style:style>
    <style:style style:name="P11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3pt" officeooo:paragraph-rsid="001ec5cc" style:font-size-asian="13pt" style:font-name-complex="Nazli" style:font-size-complex="13pt"/>
    </style:style>
    <style:style style:name="P12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3pt" officeooo:paragraph-rsid="0020a937" style:font-size-asian="13pt" style:font-name-complex="Nazli" style:font-size-complex="13pt"/>
    </style:style>
    <style:style style:name="P13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3pt" officeooo:paragraph-rsid="0036cc94" style:font-size-asian="13pt" style:font-name-complex="Nazli" style:font-size-complex="13pt"/>
    </style:style>
    <style:style style:name="P14" style:family="paragraph" style:parent-style-name="Preformatted_20_Text">
      <style:paragraph-properties fo:text-align="end" style:justify-single-word="false" style:writing-mode="rl-tb"/>
      <style:text-properties style:font-name="Nazli" fo:font-size="13pt" officeooo:paragraph-rsid="0020a937" style:font-size-asian="13pt" style:font-name-complex="Nazli" style:font-size-complex="13pt"/>
    </style:style>
    <style:style style:name="P15" style:family="paragraph" style:parent-style-name="Preformatted_20_Text" style:list-style-name="L2">
      <style:paragraph-properties fo:text-align="end" style:justify-single-word="false" style:writing-mode="rl-tb"/>
      <style:text-properties style:font-name="Nazli" fo:font-size="13pt" officeooo:paragraph-rsid="0020a937" style:font-size-asian="13pt" style:font-name-complex="Nazli" style:font-size-complex="13pt"/>
    </style:style>
    <style:style style:name="P16" style:family="paragraph" style:parent-style-name="Preformatted_20_Text" style:list-style-name="L3">
      <style:paragraph-properties fo:text-align="end" style:justify-single-word="false" style:writing-mode="rl-tb"/>
      <style:text-properties style:font-name="Nazli" fo:font-size="13pt" officeooo:paragraph-rsid="0020a937" style:font-size-asian="13pt" style:font-name-complex="Nazli" style:font-size-complex="13pt"/>
    </style:style>
    <style:style style:name="P17" style:family="paragraph" style:parent-style-name="Preformatted_20_Text" style:list-style-name="L4">
      <style:paragraph-properties fo:text-align="end" style:justify-single-word="false" style:writing-mode="rl-tb"/>
      <style:text-properties style:font-name="Nazli" fo:font-size="13pt" officeooo:paragraph-rsid="00213c32" style:font-size-asian="13pt" style:font-name-complex="Nazli" style:font-size-complex="13pt"/>
    </style:style>
    <style:style style:name="P18" style:family="paragraph" style:parent-style-name="Preformatted_20_Text" style:list-style-name="L4">
      <style:paragraph-properties fo:text-align="end" style:justify-single-word="false" style:writing-mode="rl-tb"/>
      <style:text-properties style:font-name="Nazli" fo:font-size="13pt" officeooo:paragraph-rsid="00222129" style:font-size-asian="13pt" style:font-name-complex="Nazli" style:font-size-complex="13pt"/>
    </style:style>
    <style:style style:name="P19" style:family="paragraph" style:parent-style-name="Preformatted_20_Text" style:list-style-name="L4">
      <style:paragraph-properties fo:text-align="end" style:justify-single-word="false" style:writing-mode="rl-tb"/>
      <style:text-properties style:font-name="Nazli" fo:font-size="13pt" officeooo:paragraph-rsid="0022d24c" style:font-size-asian="13pt" style:font-name-complex="Nazli" style:font-size-complex="13pt"/>
    </style:style>
    <style:style style:name="P20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6pt" officeooo:paragraph-rsid="0020a937" style:font-size-asian="16pt" style:font-name-complex="Nazli" style:font-size-complex="16pt"/>
    </style:style>
    <style:style style:name="P21" style:family="paragraph" style:parent-style-name="Preformatted_20_Text" style:list-style-name="L4">
      <style:paragraph-properties fo:text-align="end" style:justify-single-word="false" style:writing-mode="rl-tb"/>
      <style:text-properties style:font-name="Nazli" fo:font-size="16pt" officeooo:paragraph-rsid="00213c32" style:font-size-asian="16pt" style:font-name-complex="Nazli" style:font-size-complex="16pt"/>
    </style:style>
    <style:style style:name="P2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-color="#00864b"/>
      <style:text-properties fo:font-size="12pt"/>
    </style:style>
    <style:style style:name="P25" style:family="paragraph">
      <loext:graphic-properties draw:fill-color="#00864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name-complex="Nazli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style:text-outline="false" fo:font-size="14pt" fo:text-shadow="none" fo:font-weight="bold" style:font-size-asian="14pt" style:font-weight-asian="bold" style:font-name-complex="Nazli" style:font-size-complex="14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text-outline="true" fo:font-size="48pt" fo:text-shadow="none" style:font-size-asian="48pt" style:font-size-complex="48pt"/>
    </style:style>
    <style:style style:name="P29" style:family="paragraph">
      <loext:graphic-properties draw:fill="none"/>
    </style:style>
    <style:style style:name="T1" style:family="text">
      <style:text-properties fo:color="#069a2e" style:font-name="Nazli" fo:font-size="16pt" fo:font-weight="bold" style:font-size-asian="16pt" style:font-weight-asian="bold" style:font-name-complex="Nazli" style:font-size-complex="16pt" style:font-weight-complex="bold"/>
    </style:style>
    <style:style style:name="T2" style:family="text">
      <style:text-properties fo:color="#069a2e" style:font-name="Nazli" fo:font-size="16pt" fo:font-weight="bold" officeooo:rsid="0029d576" style:font-name-asian="Noto Sans Mono CJK SC" style:font-size-asian="16pt" style:font-weight-asian="bold" style:font-name-complex="Nazli" style:font-size-complex="16pt" style:font-weight-complex="bold"/>
    </style:style>
    <style:style style:name="T3" style:family="text">
      <style:text-properties fo:color="#069a2e" fo:font-weight="bold" style:font-weight-asian="bold" style:font-weight-complex="bold"/>
    </style:style>
    <style:style style:name="T4" style:family="text">
      <style:text-properties fo:color="#069a2e" fo:font-weight="bold" officeooo:rsid="00297ee5" style:font-weight-asian="bold" style:font-weight-complex="bold"/>
    </style:style>
    <style:style style:name="T5" style:family="text">
      <style:text-properties fo:color="#069a2e" fo:font-weight="bold" officeooo:rsid="002b2bd7" style:font-weight-asian="bold" style:font-weight-complex="bold"/>
    </style:style>
    <style:style style:name="T6" style:family="text">
      <style:text-properties style:font-name="Nazli" fo:font-size="13pt" style:font-size-asian="13pt" style:font-name-complex="Nazli" style:font-size-complex="13pt"/>
    </style:style>
    <style:style style:name="T7" style:family="text">
      <style:text-properties style:font-name="Nazli" fo:font-size="13pt" officeooo:rsid="002414c4" style:font-size-asian="13pt" style:font-name-complex="Nazli" style:font-size-complex="13pt"/>
    </style:style>
    <style:style style:name="T8" style:family="text">
      <style:text-properties style:font-name="Nazli" fo:font-size="13pt" officeooo:rsid="0032198c" style:font-size-asian="13pt" style:font-name-complex="Nazli" style:font-size-complex="13pt"/>
    </style:style>
    <style:style style:name="T9" style:family="text">
      <style:text-properties style:font-name="Nazli" fo:font-size="13pt" officeooo:rsid="004f7213" style:font-size-asian="13pt" style:font-name-complex="Nazli" style:font-size-complex="13pt"/>
    </style:style>
    <style:style style:name="T10" style:family="text">
      <style:text-properties style:font-name="Nazli" fo:font-size="13pt" officeooo:rsid="0032198c" style:font-name-asian="Noto Sans Mono CJK SC" style:font-size-asian="13pt" style:font-name-complex="Nazli" style:font-size-complex="13pt"/>
    </style:style>
    <style:style style:name="T11" style:family="text">
      <style:text-properties officeooo:rsid="002ddef9"/>
    </style:style>
    <style:style style:name="T12" style:family="text">
      <style:text-properties officeooo:rsid="002f75f8"/>
    </style:style>
    <style:style style:name="T13" style:family="text">
      <style:text-properties officeooo:rsid="0032198c"/>
    </style:style>
    <style:style style:name="T14" style:family="text">
      <style:text-properties officeooo:rsid="0033151d"/>
    </style:style>
    <style:style style:name="T15" style:family="text">
      <style:text-properties officeooo:rsid="00338861"/>
    </style:style>
    <style:style style:name="T16" style:family="text">
      <style:text-properties officeooo:rsid="00346431"/>
    </style:style>
    <style:style style:name="T17" style:family="text">
      <style:text-properties officeooo:rsid="00362eec"/>
    </style:style>
    <style:style style:name="T18" style:family="text">
      <style:text-properties officeooo:rsid="0036e9ad"/>
    </style:style>
    <style:style style:name="T19" style:family="text">
      <style:text-properties officeooo:rsid="00381bb6"/>
    </style:style>
    <style:style style:name="T20" style:family="text">
      <style:text-properties officeooo:rsid="003a1942"/>
    </style:style>
    <style:style style:name="T21" style:family="text">
      <style:text-properties officeooo:rsid="003ae126"/>
    </style:style>
    <style:style style:name="T22" style:family="text">
      <style:text-properties officeooo:rsid="003c3894"/>
    </style:style>
    <style:style style:name="T23" style:family="text">
      <style:text-properties officeooo:rsid="003d0700"/>
    </style:style>
    <style:style style:name="T24" style:family="text">
      <style:text-properties officeooo:rsid="003dff46"/>
    </style:style>
    <style:style style:name="T25" style:family="text">
      <style:text-properties officeooo:rsid="003e72ac"/>
    </style:style>
    <style:style style:name="T26" style:family="text">
      <style:text-properties officeooo:rsid="003f8759"/>
    </style:style>
    <style:style style:name="T27" style:family="text">
      <style:text-properties officeooo:rsid="00409721"/>
    </style:style>
    <style:style style:name="T28" style:family="text">
      <style:text-properties officeooo:rsid="0042dad2"/>
    </style:style>
    <style:style style:name="T29" style:family="text">
      <style:text-properties officeooo:rsid="00465c91"/>
    </style:style>
    <style:style style:name="T30" style:family="text">
      <style:text-properties officeooo:rsid="0047f792"/>
    </style:style>
    <style:style style:name="T31" style:family="text">
      <style:text-properties officeooo:rsid="00493cd4"/>
    </style:style>
    <style:style style:name="T32" style:family="text">
      <style:text-properties officeooo:rsid="004af083"/>
    </style:style>
    <style:style style:name="T33" style:family="text">
      <style:text-properties officeooo:rsid="004b331d"/>
    </style:style>
    <style:style style:name="T34" style:family="text">
      <style:text-properties officeooo:rsid="004f7213"/>
    </style:style>
    <style:style style:name="T35" style:family="text">
      <style:text-properties officeooo:rsid="0051284b"/>
    </style:style>
    <style:style style:name="T36" style:family="text">
      <style:text-properties officeooo:rsid="00517c00"/>
    </style:style>
    <style:style style:name="T37" style:family="text">
      <style:text-properties officeooo:rsid="005201d7"/>
    </style:style>
    <style:style style:name="T38" style:family="text">
      <style:text-properties officeooo:rsid="00524e64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size="13pt" fo:font-weight="bold" style:font-size-asian="11pt" style:font-weight-asian="bold" style:font-name-complex="Nazli" style:font-size-complex="13pt" style:font-weight-complex="bold"/>
    </style:style>
    <style:style style:name="T41" style:family="text">
      <style:text-properties style:text-outline="false" fo:font-size="13pt" fo:text-shadow="none" fo:font-weight="bold" style:font-size-asian="13pt" style:font-weight-asian="bold" style:font-name-complex="Nazli" style:font-size-complex="13pt" style:font-weight-complex="bold"/>
    </style:style>
    <style:style style:name="T42" style:family="text">
      <style:text-properties fo:font-size="16pt" fo:font-weight="bold" style:font-size-asian="14pt" style:font-weight-asian="bold" style:font-name-complex="Nazli" style:font-size-complex="16pt" style:font-weight-complex="bold"/>
    </style:style>
    <style:style style:name="T43" style:family="text">
      <style:text-properties fo:font-size="12pt" fo:font-weight="bold" style:font-size-asian="10.5pt" style:font-weight-asian="bold" style:font-name-complex="Nazli" style:font-size-complex="12pt" style:font-weight-complex="bold"/>
    </style:style>
    <style:style style:name="T44" style:family="text">
      <style:text-properties style:text-outline="true" fo:font-size="48pt" fo:text-shadow="none" style:font-size-asian="48pt" style:font-size-complex="48pt"/>
    </style:style>
    <text:list-style style:name="L1">
      <text:list-level-style-image text:level="1" xlink:href="Pictures/1000034B0000018D0000018D7A0674744208F51C.svg" xlink:type="simple" xlink:show="embed" xlink:actuate="onLoad">
        <style:list-level-properties text:list-level-position-and-space-mode="label-alignment" fo:text-align="end" style:vertical-pos="middle" style:vertical-rel="line" fo:width="0.1563in" fo:height="0.156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1A4A9F4EA5A2CDB6.gif" xlink:type="simple" xlink:show="embed" xlink:actuate="onLoad">
        <style:list-level-properties text:list-level-position-and-space-mode="label-alignment" fo:text-align="end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23D4A14BCAECE00D.gif" xlink:type="simple" xlink:show="embed" xlink:actuate="onLoad">
        <style:list-level-properties text:list-level-position-and-space-mode="label-alignment" fo:text-align="end" style:vertical-pos="middle" style:vertical-rel="line" fo:width="0.05in" fo:height="0.05in">
          <style:list-level-label-alignment text:label-followed-by="listtab" text:list-tab-stop-position="1in" fo:text-indent="-0.25in" fo:margin-left="1in"/>
        </style:list-level-properties>
      </text:list-level-style-image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Pictures/100002000000000C0000000C23D4A14BCAECE00D.gif" xlink:type="simple" xlink:show="embed" xlink:actuate="onLoad">
        <style:list-level-properties text:list-level-position-and-space-mode="label-alignment" fo:text-align="end" style:vertical-pos="middle" style:vertical-rel="line" fo:width="0.1in" fo:height="0.1in">
          <style:list-level-label-alignment text:label-followed-by="listtab" text:list-tab-stop-position="0.9925in" fo:text-indent="-0.25in" fo:margin-left="0.9925in"/>
        </style:list-level-properties>
      </text:list-level-style-image>
      <text:list-level-style-image text:level="2" xlink:href="Pictures/1000020000000010000000107CDDEE9FA7A34AD2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2425in" fo:text-indent="-0.25in" fo:margin-left="1.242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image text:level="1" xlink:href="Pictures/100002000000000A0000000A1A4A9F4EA5A2CDB6.gif" xlink:type="simple" xlink:show="embed" xlink:actuate="onLoad">
        <style:list-level-properties text:list-level-position-and-space-mode="label-alignment" fo:text-align="end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1A4A9F4EA5A2CDB6.gif" xlink:type="simple" xlink:show="embed" xlink:actuate="onLoad">
        <style:list-level-properties text:list-level-position-and-space-mode="label-alignment" fo:text-align="end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23D4A14BCAECE00D.gif" xlink:type="simple" xlink:show="embed" xlink:actuate="onLoad">
        <style:list-level-properties text:list-level-position-and-space-mode="label-alignment" fo:text-align="end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34B0000018D0000018D7A0674744208F51C.svg" xlink:type="simple" xlink:show="embed" xlink:actuate="onLoad">
        <style:list-level-properties text:list-level-position-and-space-mode="label-alignment" fo:text-align="end" style:vertical-pos="middle" style:vertical-rel="line" fo:width="0.1563in" fo:height="0.156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1A4A9F4EA5A2CDB6.gif" xlink:type="simple" xlink:show="embed" xlink:actuate="onLoad">
        <style:list-level-properties text:list-level-position-and-space-mode="label-alignment" fo:text-align="end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23D4A14BCAECE00D.gif" xlink:type="simple" xlink:show="embed" xlink:actuate="onLoad">
        <style:list-level-properties text:list-level-position-and-space-mode="label-alignment" fo:text-align="end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7CDDEE9FA7A34AD2.gif" xlink:type="simple" xlink:show="embed" xlink:actuate="onLoad">
        <style:list-level-properties text:list-level-position-and-space-mode="label-alignment" fo:text-align="end" style:vertical-pos="middle" style:vertical-rel="line" fo:width="0.1in" fo:height="0.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1E2000001970000013048E5CEE4BB8E0D4A.svg" xlink:type="simple" xlink:show="embed" xlink:actuate="onLoad">
        <style:list-level-properties text:list-level-position-and-space-mode="label-alignment" fo:text-align="end" style:vertical-pos="middle" style:vertical-rel="line" fo:width="0.1in" fo:height="0.1in">
          <style:list-level-label-alignment text:label-followed-by="listtab" text:list-tab-stop-position="1.5in" fo:text-indent="-0.25in" fo:margin-left="1.5in"/>
        </style:list-level-properties>
      </text:list-level-style-image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864b" draw:textarea-horizontal-align="justify" draw:textarea-vertical-align="middle" draw:auto-grow-height="false" fo:min-height="0.5319in" fo:min-width="1.1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864b" draw:textarea-horizontal-align="justify" draw:textarea-vertical-align="middle" draw:auto-grow-height="false" fo:min-height="0.5311in" fo:min-width="1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864b" draw:textarea-horizontal-align="justify" draw:textarea-vertical-align="middle" draw:auto-grow-height="false" fo:min-height="2.9898in" fo:min-width="6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9.3673in" fo:min-width="6.836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custom-shape text:anchor-type="paragraph" draw:z-index="0" draw:name="Shape1" draw:style-name="gr9" draw:text-style-name="P29" svg:width="6.8752in" svg:height="9.4067in" svg:x="0.0091in" svg:y="0.0154in"><text:p/><draw:enhanced-geometry svg:viewBox="0 0 21600 21600" draw:type="rectangle" draw:enhanced-path="M 0 0 L 21600 0 21600 21600 0 21600 0 0 Z N"/></draw:custom-shape><draw:custom-shape text:anchor-type="paragraph" draw:z-index="1" draw:name="Shape2" draw:style-name="gr8" draw:text-style-name="P25" svg:width="6.8232in" svg:height="2.9898in" svg:x="-0.8244in" svg:y="3.7862in"><text:p/><draw:enhanced-geometry svg:viewBox="0 0 21600 21600" draw:type="rectangle" draw:enhanced-path="M 0 0 L 21600 0 21600 21600 0 21600 0 0 Z N"/></draw:custom-shape><draw:frame text:anchor-type="paragraph" draw:z-index="3" draw:name="Shape5" draw:style-name="gr6" draw:text-style-name="P26" svg:width="1.865in" svg:height="0.8925in" svg:x="0.3008in" svg:y="2.4193in"><draw:text-box><text:p><text:span text:style-name="T42">پروژه فیش حقوقی</text:span><text:span text:style-name="T42"> </text:span></text:p><text:p><text:span text:style-name="T42"/></text:p><text:p><text:span text:style-name="T43">تحت نظارت دکتر محمودزاده</text:span></text:p></draw:text-box></draw:frame><draw:frame text:anchor-type="paragraph" draw:z-index="4" draw:name="Shape5_0" draw:style-name="gr5" draw:text-style-name="P27" svg:width="1.198in" svg:height="1.1843in" svg:x="0.2693in" svg:y="7.0028in"><draw:text-box><text:p><text:span text:style-name="T41">نسترن عشوری</text:span><text:span text:style-name="T41"> </text:span></text:p><text:p><text:span text:style-name="T41">ساجده نیک نداف</text:span><text:span text:style-name="T41"> </text:span></text:p><text:p><text:span text:style-name="T41">مریم سعیدمهر</text:span></text:p><text:p><text:span text:style-name="T41">مائده شامیرزایی</text:span></text:p></draw:text-box></draw:frame><draw:frame text:anchor-type="paragraph" draw:z-index="5" draw:name="Shape6" draw:style-name="gr4" draw:text-style-name="P26" svg:width="0.7087in" svg:height="0.3024in" svg:x="5.3272in" svg:y="6.7756in"><draw:text-box><text:p><text:span text:style-name="T40">بهار </text:span><text:span text:style-name="T40">۱۳۹۹</text:span></text:p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text:anchor-type="paragraph" draw:z-index="2" draw:name="Shape3" draw:style-name="gr7" draw:text-style-name="P28" svg:width="5.5421in" svg:height="1.5524in" svg:x="0.0091in" svg:y="0.0598in"><draw:text-box><text:p><text:span text:style-name="T44">ABSTRACT PROCESS MODEL</text:span></text:p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draw:custom-shape text:anchor-type="paragraph" draw:z-index="6" draw:name="Shape4" draw:style-name="gr3" draw:text-style-name="P25" svg:width="1.1567in" svg:height="0.5315in" svg:x="-0.8138in" svg:y="0.0138in"><text:p/><draw:enhanced-geometry svg:viewBox="0 0 21600 21600" draw:type="rectangle" draw:enhanced-path="M 0 0 L 21600 0 21600 21600 0 21600 0 0 Z N"/></draw:custom-shape><draw:frame text:anchor-type="paragraph" draw:z-index="7" draw:name="Shape7" draw:style-name="gr1" draw:text-style-name="P23" svg:width="0.537in" svg:height="0.5315in" svg:x="-0.1681in" svg:y="0.0138in"><draw:text-box><text:p text:style-name="P22"><text:span text:style-name="T39">۱</text:span></text:p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1693872003" text:style-name="L1">
        <text:list-item>
          <text:p text:style-name="P7">login :</text:p>
          <text:list>
            <text:list-item>
              <text:p text:style-name="P10"><text:s/>کارمند\مدیر کد پرسنلی را وارد می<text:span text:style-name="T17">‌</text:span>کند <text:s/></text:p>
            </text:list-item>
            <text:list-item>
              <text:p text:style-name="P10"><text:s/>کارمند\مدیر رمز را وار<text:span text:style-name="T11">‌</text:span>د می<text:span text:style-name="T17">‌</text:span>کند</text:p>
            </text:list-item>
            <text:list-item>
              <text:p text:style-name="P10"><text:s/>کارمند\مدیر نام شرکت را انتخاب می<text:span text:style-name="T17">‌</text:span>کند </text:p>
            </text:list-item>
            <text:list-item>
              <text:p text:style-name="P10"><text:s/>کارمند\مدیر دکمه ورود را می<text:span text:style-name="T17">‌</text:span>زند</text:p>
            </text:list-item>
            <text:list-item>
              <text:p text:style-name="P10"><text:s/>کارمند\مدیر وار<text:span text:style-name="T11">‌</text:span>د<text:span text:style-name="T11">‌</text:span> پنل شخصی می‌شود</text:p>
            </text:list-item>
          </text:list>
        </text:list-item>
      </text:list>
      <text:p text:style-name="P3"/>
      <text:p text:style-name="P3"/>
      <text:p text:style-name="P3"/>
      <text:list xml:id="list135429120254499" text:continue-numbering="true" text:style-name="L1">
        <text:list-item>
          <text:p text:style-name="P8">مشاهده فیش حقوقی:</text:p>
          <text:list>
            <text:list-item>
              <text:p text:style-name="P11"><text:s/>کارمند\مدیر ماه و سال را انتخاب می<text:span text:style-name="T17">‌</text:span>کند</text:p>
            </text:list-item>
            <text:list-item>
              <text:p text:style-name="P11"><text:s/>فیش نمایش داده می<text:span text:style-name="T17">‌</text:span>شود</text:p>
            </text:list-item>
            <text:list-item>
              <text:p text:style-name="P11"><text:s/>کارمند\مدیر می<text:span text:style-name="T17">‌</text:span>تواند آن را به هر فرمت متنی <text:span text:style-name="T17">دلخواه </text:span>دانلود کند</text:p>
            </text:list-item>
            <text:list-item>
              <text:p text:style-name="P13"><text:s/>کارمند\مدیر می<text:span text:style-name="T17">‌</text:span>تواند فیش حقوقی را در صورت نیاز چاپ کند</text:p>
            </text:list-item>
          </text:list>
        </text:list-item>
      </text:list>
      <text:p text:style-name="P3"/>
      <text:p text:style-name="P3"/>
      <text:p text:style-name="P3"/>
      <text:list xml:id="list135430397146708" text:continue-numbering="true" text:style-name="L1">
        <text:list-item>
          <text:p text:style-name="P20"><text:span text:style-name="T5">مدیریت گزارشات</text:span><text:span text:style-name="T3"> :</text:span></text:p>
          <text:list>
            <text:list-item>
              <text:p text:style-name="P12"><text:s/>کارمند\مدیر فیلد های مورد نظر را انتخاب <text:span text:style-name="T18">می‌</text:span>کند</text:p>
            </text:list-item>
            <text:list-item>
              <text:p text:style-name="P12"><text:s/>کارمند\مدیر ماه های موردنظر را انتخاب <text:span text:style-name="T18">می‌</text:span>کند</text:p>
            </text:list-item>
            <text:list-item>
              <text:p text:style-name="P12"><text:s/>کارمند\مدیر دکمه ی تایید را <text:span text:style-name="T19">می‌</text:span>زند</text:p>
            </text:list-item>
            <text:list-item>
              <text:p text:style-name="P12"><text:s/>نمودار<text:span text:style-name="T21">،</text:span> نمایش داده می<text:span text:style-name="T20">‌</text:span>شود</text:p>
            </text:list-item>
          </text:list>
        </text:list-item>
      </text:list>
      <text:p text:style-name="P3"/>
      <text:p text:style-name="P3"/>
      <text:p text:style-name="P2"><draw:custom-shape text:anchor-type="paragraph" draw:z-index="8" draw:name="Shape4_0" draw:style-name="gr2" draw:text-style-name="P24" svg:width="1.1571in" svg:height="0.5323in" svg:x="6.7866in" svg:y="0.0299in"><text:p/><draw:enhanced-geometry svg:viewBox="0 0 21600 21600" draw:type="rectangle" draw:enhanced-path="M 0 0 L 21600 0 21600 21600 0 21600 0 0 Z N"/></draw:custom-shape><draw:frame text:anchor-type="paragraph" draw:z-index="9" draw:name="Shape7_0" draw:style-name="gr1" draw:text-style-name="P23" svg:width="0.537in" svg:height="0.5315in" svg:x="6.5555in" svg:y="0.0299in"><draw:text-box><text:p text:style-name="P22"><text:span text:style-name="T39">۲</text:span></text:p></draw:text-box></draw:frame></text:p>
      <text:list xml:id="list135430171256589" text:continue-numbering="true" text:style-name="L1">
        <text:list-item>
          <text:p text:style-name="P4"><text:span text:style-name="T2">مدیریت</text:span><text:span text:style-name="T1"> کارمندان:</text:span></text:p>
          <text:list>
            <text:list-item>
              <text:p text:style-name="P12"><text:s/>اضافه کردن کارمند جدید :</text:p>
            </text:list-item>
          </text:list>
        </text:list-item>
      </text:list>
      <text:p text:style-name="P14"><text:s text:c="5"/><text:tab/> <text:s text:c="4"/><text:span text:style-name="T12">مدیر </text:span>نوع ورود اطلاعات را مشخص میکند :</text:p>
      <text:list xml:id="list993962295" text:style-name="L2">
        <text:list-item>
          <text:p text:style-name="P15">ورود دستی اطلاعات :</text:p>
          <text:list>
            <text:list-item>
              <text:p text:style-name="P5"><text:span text:style-name="T10">مدیر</text:span><text:span text:style-name="T6"> اطلاعات کارمند </text:span><text:span text:style-name="T8">را وارد می‌کند</text:span></text:p>
            </text:list-item>
            <text:list-item>
              <text:p text:style-name="P15">مدیر ثبت اطلاعات را تایید می<text:span text:style-name="T13">‌</text:span>کند</text:p>
            </text:list-item>
          </text:list>
        </text:list-item>
        <text:list-item>
          <text:p text:style-name="P15">ورود اطلاعات با فایل:</text:p>
          <text:list>
            <text:list-item>
              <text:p text:style-name="P15"><text:s/>مدیر فایل اطلاعات کل کارمندان را <text:span text:style-name="T13">آ</text:span>پلود می<text:span text:style-name="T14">‌</text:span>کند</text:p>
            </text:list-item>
            <text:list-item>
              <text:p text:style-name="P15"><text:s/>مدیر ثبت اطلاعات را تایید می<text:span text:style-name="T15">‌</text:span>کند</text:p>
            </text:list-item>
          </text:list>
        </text:list-item>
      </text:list>
      <text:list xml:id="list2368527605" text:style-name="L3">
        <text:list-item>
          <text:list>
            <text:list-item>
              <text:p text:style-name="P16"><text:s/>ویرایش اطلاعات :</text:p>
              <text:list>
                <text:list-item>
                  <text:p text:style-name="P16">مدیر کارمند مورد نظر را جستجو و انتخاب می‌کند</text:p>
                </text:list-item>
                <text:list-item>
                  <text:p text:style-name="P16">اطلاعات کارمند مورد نظر نمایش داد<text:span text:style-name="T16">‌</text:span>ه می‌شود</text:p>
                </text:list-item>
                <text:list-item>
                  <text:p text:style-name="P16">مدیر اطلاعات را ویرایش می‌کند</text:p>
                </text:list-item>
                <text:list-item>
                  <text:p text:style-name="P16">مدیر ویرایش را تایید می‌کند.</text:p>
                </text:list-item>
              </text:list>
            </text:list-item>
            <text:list-item>
              <text:p text:style-name="P16"><text:s/>حذف کارمند :</text:p>
              <text:list>
                <text:list-item>
                  <text:p text:style-name="P16"><text:s/>مدیر کارمند(ان) مورد نظر را جستجو و انتخاب می‌کند</text:p>
                </text:list-item>
                <text:list-item>
                  <text:p text:style-name="P16"><text:s/>اطلاعات کارمند(ان) مورد نظر نمایش داد<text:span text:style-name="T16">‌</text:span>ه می‌شود</text:p>
                </text:list-item>
                <text:list-item>
                  <text:p text:style-name="P16"><text:s/>مدیر کارمند(ان) را حذف می‌کند</text:p>
                </text:list-item>
                <text:list-item>
                  <text:p text:style-name="P16"><text:s/>مدیر حذف را تایید می‌کند <text:s/></text:p>
                </text:list-item>
              </text:list>
            </text:list-item>
          </text:list>
        </text:list-item>
      </text:list>
      <text:p text:style-name="P3"/>
      <text:list xml:id="list2235719393" text:style-name="L4">
        <text:list-item>
          <text:p text:style-name="P21"><text:span text:style-name="T4">تعریف </text:span><text:span text:style-name="T3">فرم <text:s/>فیش حقوقی : </text:span></text:p>
          <text:list>
            <text:list-item>
              <text:p text:style-name="P17"><text:s/>مدیر یکی از اعمال زیر را انجام میدهد :</text:p>
              <text:list>
                <text:list-item>
                  <text:p text:style-name="P17">افزودن فیلد :</text:p>
                  <text:list>
                    <text:list-item>
                      <text:p text:style-name="P17"><text:s/>مدیر نام فیلد را مشخص می<text:span text:style-name="T23">‌</text:span>کند</text:p>
                    </text:list-item>
                    <text:list-item>
                      <text:p text:style-name="P17">مدیر نوع فیلد را مشخص می<text:span text:style-name="T23">‌</text:span>کند</text:p>
                    </text:list-item>
                  </text:list>
                </text:list-item>
                <text:list-item>
                  <text:p text:style-name="P17"><text:s/>حذف فیلد :</text:p>
                  <text:list>
                    <text:list-item>
                      <text:p text:style-name="P17"><text:s/>مدیر فیلد(ها) را انتخاب می<text:span text:style-name="T24">‌</text:span>کند</text:p>
                    </text:list-item>
                    <text:list-item>
                      <text:p text:style-name="P17"><text:s/>مدیر فیلد(ها<text:span text:style-name="T22">ی</text:span>) انتخاب شده را حذف می<text:span text:style-name="T25">‌</text:span>کند</text:p>
                    </text:list-item>
                  </text:list>
                </text:list-item>
                <text:list-item>
                  <text:p text:style-name="P17"><text:s/>ویرایش فیلد :</text:p>
                  <text:list>
                    <text:list-item>
                      <text:p text:style-name="P17"><text:s/>مدیر فیلد مورد نظر را انتخاب می<text:span text:style-name="T26">‌</text:span>کند</text:p>
                    </text:list-item>
                    <text:list-item>
                      <text:p text:style-name="P17"><text:s/>مدیر نام فیلد انتخاب شده را ویرایش می<text:span text:style-name="T27">‌</text:span>کند</text:p>
                    </text:list-item>
                  </text:list>
                </text:list-item>
              </text:list>
            </text:list-item>
            <text:list-item>
              <text:p text:style-name="P17"><text:s/>مدیر فرم نهایی را تایید میکند</text:p>
            </text:list-item>
          </text:list>
        </text:list-item>
      </text:list>
      <text:p text:style-name="P3"><draw:custom-shape text:anchor-type="paragraph" draw:z-index="10" draw:name="Shape4_1" draw:style-name="gr2" draw:text-style-name="P24" svg:width="1.1571in" svg:height="0.5323in" svg:x="6.7866in" svg:y="0.0299in"><text:p/><draw:enhanced-geometry svg:viewBox="0 0 21600 21600" draw:type="rectangle" draw:enhanced-path="M 0 0 L 21600 0 21600 21600 0 21600 0 0 Z N"/></draw:custom-shape><draw:frame text:anchor-type="paragraph" draw:z-index="11" draw:name="Shape7_1" draw:style-name="gr1" draw:text-style-name="P23" svg:width="0.537in" svg:height="0.5315in" svg:x="6.5555in" svg:y="0.0307in"><draw:text-box><text:p text:style-name="P22"><text:span text:style-name="T39">۳</text:span></text:p></draw:text-box></draw:frame><text:soft-page-break/></text:p>
      <text:p text:style-name="P3"/>
      <text:p text:style-name="P3"/>
      <text:list xml:id="list135429477007862" text:continue-numbering="true" text:style-name="L4">
        <text:list-item>
          <text:p text:style-name="P9">مدیریت فیش حقوقی :</text:p>
          <text:list>
            <text:list-item>
              <text:p text:style-name="P18"><text:s/>مدیر ماه مورد نظر را انتخاب می<text:span text:style-name="T28">‌</text:span>کند </text:p>
            </text:list-item>
            <text:list-item>
              <text:p text:style-name="P18"><text:s/>مدیر یکی از اعمال زیر را انجام می<text:span text:style-name="T28">‌</text:span>دهد : </text:p>
              <text:list>
                <text:list-item>
                  <text:p text:style-name="P19"><text:s/>ورود فیش حقوقی :<text:line-break/>مدیر یکی از دو روش زیر را انتخاب می<text:span text:style-name="T29">‌</text:span>کند :</text:p>
                  <text:list>
                    <text:list-item>
                      <text:p text:style-name="P19"><text:s/>ورود دستی فیش :</text:p>
                      <text:list>
                        <text:list-item>
                          <text:p text:style-name="P19"><text:s/>مدیر لیست کارمندان را مشاهده می<text:span text:style-name="T29">‌</text:span>کند</text:p>
                        </text:list-item>
                        <text:list-item>
                          <text:p text:style-name="P19"><text:s/>مدیر کارمند مورد نظر را سرچ و انتخاب می<text:span text:style-name="T30">‌</text:span>کند</text:p>
                        </text:list-item>
                        <text:list-item>
                          <text:p text:style-name="P19"><text:s/>مدیر اطلاعات فیش حقوقی آن کارمند را وارد میکند</text:p>
                        </text:list-item>
                        <text:list-item>
                          <text:p text:style-name="P19">مدیر ثبت فیش را تایید می<text:span text:style-name="T30">‌</text:span>کند</text:p>
                        </text:list-item>
                      </text:list>
                    </text:list-item>
                    <text:list-item>
                      <text:p text:style-name="P19"><text:s/>ورود فیش با فایل :</text:p>
                      <text:list>
                        <text:list-item>
                          <text:p text:style-name="P19"><text:s/>مدیر فایل مورد<text:span text:style-name="T31">‌</text:span> نظر با فرمت معین را آپلود می<text:span text:style-name="T32">‌</text:span>کند </text:p>
                        </text:list-item>
                        <text:list-item>
                          <text:p text:style-name="P19"><text:s/>مدیر تغییرات را ذخیره می<text:span text:style-name="T33">‌</text:span>کند</text:p>
                        </text:list-item>
                      </text:list>
                    </text:list-item>
                  </text:list>
                </text:list-item>
                <text:list-item>
                  <text:p text:style-name="P19"><text:s/>ویرایش فیش :</text:p>
                  <text:list>
                    <text:list-item>
                      <text:p text:style-name="P6"><text:span text:style-name="T6">مدیر لیست کارمندا</text:span><text:span text:style-name="T7">‌</text:span><text:span text:style-name="T6">ن</text:span><text:span text:style-name="T7">‌‌‌‌‌‌</text:span><text:span text:style-name="T6"> را مشاهده می</text:span><text:span text:style-name="T9">‌</text:span><text:span text:style-name="T6">کند</text:span></text:p>
                    </text:list-item>
                    <text:list-item>
                      <text:p text:style-name="P19">مدیر کارمند مورد نظر را سرچ و انتخاب می<text:span text:style-name="T34">‌</text:span>کند </text:p>
                    </text:list-item>
                    <text:list-item>
                      <text:p text:style-name="P19">مدیر اطلاعات فیش حقوقی آن کارمند را مشاهده می<text:span text:style-name="T35">‌</text:span>کند</text:p>
                    </text:list-item>
                    <text:list-item>
                      <text:p text:style-name="P19">مدیر ویرایش را انجام می<text:span text:style-name="T36">‌</text:span>دهد</text:p>
                    </text:list-item>
                    <text:list-item>
                      <text:p text:style-name="P19"><text:s/>مدیر تغییرات را ذخیره می<text:span text:style-name="T36">‌</text:span>کند</text:p>
                    </text:list-item>
                  </text:list>
                </text:list-item>
                <text:list-item>
                  <text:p text:style-name="P19">حذف فیش حقوقی :</text:p>
                  <text:list>
                    <text:list-item>
                      <text:p text:style-name="P19"><text:s/>مدیر لیست کارمندان را مشاهده می<text:span text:style-name="T37">‌</text:span>کند</text:p>
                    </text:list-item>
                    <text:list-item>
                      <text:p text:style-name="P19"><text:s/>مدیر کارمند(ان) مورد نظر را سرچ و انتخاب می<text:span text:style-name="T37">‌</text:span>کند</text:p>
                    </text:list-item>
                    <text:list-item>
                      <text:p text:style-name="P19">مدیر فیش حقوقی آن ماه<text:span text:style-name="T38">ِ</text:span> کارمند(ان) انتخاب شده را حذف می<text:span text:style-name="T38">‌</text:span>کند</text:p>
                    </text:list-item>
                    <text:list-item>
                      <text:p text:style-name="P19"><text:s/>مدیر تغییرات را ذخیره می<text:span text:style-name="T38">‌</text:span>کند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31T13:54:26.188004862</dc:date>
    <meta:editing-duration>PT42M55S</meta:editing-duration>
    <meta:editing-cycles>65</meta:editing-cycles>
    <meta:document-statistic meta:table-count="0" meta:image-count="0" meta:object-count="0" meta:page-count="4" meta:paragraph-count="70" meta:word-count="496" meta:character-count="2305" meta:non-whitespace-character-count="1880"/>
  </office:meta>
</office:document-meta>
</file>